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77.0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79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1" table:number-columns-repeated="10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gunta numero 1</text:p>
          </table:table-cell>
          <table:table-cell table:number-columns-repeated="10"/>
          <table:table-cell office:value-type="string" calcext:value-type="string">
            <text:p>Pregunta numero 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trucció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1[v][h]</text:p>
          </table:table-cell>
          <table:table-cell office:value-type="string" calcext:value-type="string">
            <text:p>m2[v][h]</text:p>
          </table:table-cell>
          <table:table-cell office:value-type="string" calcext:value-type="string">
            <text:p>r[v][h]</text:p>
          </table:table-cell>
          <table:table-cell office:value-type="string" calcext:value-type="string">
            <text:p>Pantalla</text:p>
          </table:table-cell>
          <table:table-cell/>
          <table:table-cell office:value-type="string" calcext:value-type="string">
            <text:p>Instrucció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[v][h]</text:p>
          </table:table-cell>
          <table:table-cell office:value-type="string" calcext:value-type="string">
            <text:p>m2[v][h]</text:p>
          </table:table-cell>
          <table:table-cell office:value-type="string" calcext:value-type="string">
            <text:p>r[v][h]</text:p>
          </table:table-cell>
          <table:table-cell office:value-type="string" calcext:value-type="string">
            <text:p>Pantalla</text:p>
          </table:table-cell>
        </table:table-row>
        <table:table-row table:style-name="ro2">
          <table:table-cell/>
          <table:table-cell office:value-type="string" calcext:value-type="string">
            <text:p>Escribir "Introduzca el numero</text:p>
            <text:p>De filas de la matriz"</text:p>
          </table:table-cell>
          <table:table-cell table:number-columns-repeated="8"/>
          <table:table-cell office:value-type="string" calcext:value-type="string">
            <text:p>Introduzca el numero de filas de la matriz</text:p>
          </table:table-cell>
          <table:table-cell/>
          <table:table-cell office:value-type="string" calcext:value-type="string">
            <text:p>Escribir "Introduzca el numero</text:p>
            <text:p>de filas de la matriz A"</text:p>
          </table:table-cell>
          <table:table-cell table:number-columns-repeated="10"/>
          <table:table-cell office:value-type="string" calcext:value-type="string">
            <text:p>Introduzca el numero de filas de la matriz A</text:p>
          </table:table-cell>
        </table:table-row>
        <table:table-row table:style-name="ro1">
          <table:table-cell/>
          <table:table-cell office:value-type="string" calcext:value-type="string">
            <text:p>f = 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f = 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 = entra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f = entra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scribir "Introduzca el numero</text:p>
            <text:p>De columnas de la matriz"</text:p>
          </table:table-cell>
          <table:table-cell table:number-columns-repeated="8"/>
          <table:table-cell office:value-type="string" calcext:value-type="string">
            <text:p>Introduzca el numero de columnas de la matriz</text:p>
          </table:table-cell>
          <table:table-cell/>
          <table:table-cell office:value-type="string" calcext:value-type="string">
            <text:p>Escribir "Introduzca el numero </text:p>
            <text:p>de columnas de la matriz A"</text:p>
          </table:table-cell>
          <table:table-cell table:number-columns-repeated="10"/>
          <table:table-cell office:value-type="string" calcext:value-type="string">
            <text:p>Introduzca el numero de columnas de la matriz A</text:p>
          </table:table-cell>
        </table:table-row>
        <table:table-row table:style-name="ro1">
          <table:table-cell/>
          <table:table-cell office:value-type="string" calcext:value-type="string">
            <text:p>c = 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c1 = 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 = entra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1 = entrad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scribir "Introducir la matriz A"</text:p>
          </table:table-cell>
          <table:table-cell table:number-columns-repeated="8"/>
          <table:table-cell office:value-type="string" calcext:value-type="string">
            <text:p>Introducir la matriz A</text:p>
          </table:table-cell>
          <table:table-cell/>
          <table:table-cell office:value-type="string" calcext:value-type="string">
            <text:p>Escribir "Introduzca el numero </text:p>
            <text:p>de columnas de la matriz B"</text:p>
          </table:table-cell>
          <table:table-cell table:number-columns-repeated="10"/>
          <table:table-cell office:value-type="string" calcext:value-type="string">
            <text:p>Introduzca el numero de columnas de la matriz B</text:p>
          </table:table-cell>
        </table:table-row>
        <table:table-row table:style-name="ro1">
          <table:table-cell/>
          <table:table-cell office:value-type="string" calcext:value-type="string">
            <text:p>v = 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2 = 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0, 0]:</text:p>
          </table:table-cell>
          <table:table-cell/>
          <table:table-cell office:value-type="string" calcext:value-type="string">
            <text:p>c2 = entra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Escribir "Introducir la matriz A"</text:p>
          </table:table-cell>
          <table:table-cell table:number-columns-repeated="10"/>
          <table:table-cell office:value-type="string" calcext:value-type="string">
            <text:p>Introducir la matriz A</text:p>
          </table:table-cell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0, 1]:</text:p>
          </table:table-cell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0, 0]:</text:p>
          </table:table-cell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 =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0, 1]:</text:p>
          </table:table-cell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1, 0]:</text:p>
          </table:table-cell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 = 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0, 2]:</text:p>
          </table:table-cell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1, 1]:</text:p>
          </table:table-cell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 =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1, 0]:</text:p>
          </table:table-cell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2, 0]:</text:p>
          </table:table-cell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1, 1]:</text:p>
          </table:table-cell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2, 1]:</text:p>
          </table:table-cell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 = 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scribir "Introducir la matriz B"</text:p>
          </table:table-cell>
          <table:table-cell table:number-columns-repeated="8"/>
          <table:table-cell office:value-type="string" calcext:value-type="string">
            <text:p>Introducir la matriz B</text:p>
          </table:table-cell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1, 2]:</text:p>
          </table:table-cell>
        </table:table-row>
        <table:table-row table:style-name="ro1">
          <table:table-cell/>
          <table:table-cell office:value-type="string" calcext:value-type="string">
            <text:p>v = 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0, 0]:</text:p>
          </table:table-cell>
          <table:table-cell/>
          <table:table-cell office:value-type="string" calcext:value-type="string">
            <text:p>v =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2, 0]:</text:p>
          </table:table-cell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eer entrada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0, 1]:</text:p>
          </table:table-cell>
          <table:table-cell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2, 1]:</text:p>
          </table:table-cell>
        </table:table-row>
        <table:table-row table:style-name="ro1">
          <table:table-cell/>
          <table:table-cell office:value-type="string" calcext:value-type="string">
            <text:p>v =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1, 0]:</text:p>
          </table:table-cell>
          <table:table-cell/>
          <table:table-cell office:value-type="string" calcext:value-type="string">
            <text:p>h = 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er entrada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2, 2]:</text:p>
          </table:table-cell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[v][h] = entrad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1, 1]:</text:p>
          </table:table-cell>
          <table:table-cell/>
          <table:table-cell office:value-type="string" calcext:value-type="string">
            <text:p>Escribir "Introducir la matriz B"</text:p>
          </table:table-cell>
          <table:table-cell table:number-columns-repeated="10"/>
          <table:table-cell office:value-type="string" calcext:value-type="string">
            <text:p>Introducir la matriz B</text:p>
          </table:table-cell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v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 =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0, 0]:</text:p>
          </table:table-cell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2, 0]:</text:p>
          </table:table-cell>
          <table:table-cell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0, 1]:</text:p>
          </table:table-cell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8"/>
          <table:table-cell office:value-type="string" calcext:value-type="string">
            <text:p>Introducir el valor de la matriz en [2, 1]:</text:p>
          </table:table-cell>
          <table:table-cell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v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[v][h] = entrad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 = 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1, 0]:</text:p>
          </table:table-cell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1, 1]:</text:p>
          </table:table-cell>
        </table:table-row>
        <table:table-row table:style-name="ro1">
          <table:table-cell/>
          <table:table-cell office:value-type="string" calcext:value-type="string">
            <text:p>v =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eer entrada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v =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2, 0]:</text:p>
          </table:table-cell>
        </table:table-row>
        <table:table-row table:style-name="ro1">
          <table:table-cell/>
          <table:table-cell office:value-type="string" calcext:value-type="string">
            <text:p>v =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scribir "Introducir el valor de la</text:p>
            <text:p>matriz en [v, h]:"</text:p>
          </table:table-cell>
          <table:table-cell table:number-columns-repeated="10"/>
          <table:table-cell office:value-type="string" calcext:value-type="string">
            <text:p>Introducir el valor de la matriz en [2, 1]:</text:p>
          </table:table-cell>
        </table:table-row>
        <table:table-row table:style-name="ro1">
          <table:table-cell/>
          <table:table-cell office:value-type="string" calcext:value-type="string">
            <text:p>r[v][h] = m1[v][h] + m2[v][h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scribir "La matriz resultado de</text:p>
            <text:p>A + B es:"</text:p>
          </table:table-cell>
          <table:table-cell table:number-columns-repeated="8"/>
          <table:table-cell office:value-type="string" calcext:value-type="string">
            <text:p>La matriz resultado de A + B es:</text:p>
          </table:table-cell>
          <table:table-cell/>
          <table:table-cell office:value-type="string" calcext:value-type="string">
            <text:p>b[v][h] = entrad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 = 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v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[v][h] = 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[v][h] += m1[v][i] * m2[i][h]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=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[v][h] += m1[v][i] * m2[i][h]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 =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[v][h] = m1[v][h] + m2[v][h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[v][h] = m1[v][h] + m2[v][h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ribir "r[v, h]"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v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matriz resultado de A + B es: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v =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i = 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r[v][h] = m1[v][h] + m2[v][h]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Default" table:number-columns-repeated="10"/>
          <table:table-cell/>
          <table:table-cell office:value-type="string" calcext:value-type="string">
            <text:p>Escribir "La matriz resultado de</text:p>
            <text:p>A * B es:"</text:p>
          </table:table-cell>
          <table:table-cell table:number-columns-repeated="10"/>
          <table:table-cell office:value-type="string" calcext:value-type="string">
            <text:p>La matriz resultado de A * B es: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v =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v =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v =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h =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Escribir "r[v, h]"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21:24:09.669362137</meta:creation-date>
    <dc:date>2020-03-04T23:42:36.495583817</dc:date>
    <meta:editing-duration>PT17M30S</meta:editing-duration>
    <meta:editing-cycles>2</meta:editing-cycles>
    <meta:generator>LibreOffice/6.3.3.2.0$Linux_X86_64 LibreOffice_project/30$Build-2</meta:generator>
    <meta:document-statistic meta:table-count="1" meta:cell-count="505" meta:object-count="0"/>
  </office:meta>
</office:document-meta>
</file>